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Vasavada 3dof Neck Model</text:p>
          </table:table-cell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joint name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auxt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auxt1jnt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auxt1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auxt1jnt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uxt1jnt_r3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auxt1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auxt1jnt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auxt1_new</text:p>
          </table:table-cell>
          <table:table-cell table:style-name="ce1" office:value-type="string" calcext:value-type="string">
            <text:p>hyoid_bone</text:p>
          </table:table-cell>
          <table:table-cell table:style-name="ce1" office:value-type="string" calcext:value-type="string">
            <text:p>rz</text:p>
          </table:table-cell>
          <table:table-cell table:style-name="ce1" office:value-type="string" calcext:value-type="string">
            <text:p>hyoid_bone</text:p>
          </table:table-cell>
          <table:table-cell office:value-type="string" calcext:value-type="string">
            <text:p>This is weird. Pitch is the indep.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office:value-type="string" calcext:value-type="string">
            <text:p>coord of the hyoid bone, but its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Dependent</text:p>
          </table:table-cell>
          <table:table-cell/>
          <table:table-cell table:style-name="ce2" office:value-type="string" calcext:value-type="string">
            <text:p>Independent</text:p>
          </table:table-cell>
          <table:table-cell/>
          <table:table-cell office:value-type="string" calcext:value-type="string">
            <text:p>used for nearly all constraints.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x coeff</text:p>
          </table:table-cell>
          <table:table-cell office:value-type="string" calcext:value-type="string">
            <text:p>y coeff</text:p>
          </table:table-cell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Roll (rx)</text:p>
          </table:table-cell>
          <table:table-cell office:value-type="string" calcext:value-type="string">
            <text:p>Yaw (ry)</text:p>
          </table:table-cell>
          <table:table-cell office:value-type="string" calcext:value-type="string">
            <text:p>Pitch (rz)</text:p>
          </table:table-cell>
          <table:table-cell office:value-type="string" calcext:value-type="string">
            <text:p>Roll (rx)/Pi</text:p>
          </table:table-cell>
          <table:table-cell office:value-type="string" calcext:value-type="string">
            <text:p>Yaw (ry)/Pi</text:p>
          </table:table-cell>
          <table:table-cell office:value-type="string" calcext:value-type="string">
            <text:p>Pitch (rz)/Pi</text:p>
          </table:table-cell>
          <table:table-cell/>
        </table:table-row>
        <table:table-row table:style-name="ro1">
          <table:table-cell office:value-type="string" calcext:value-type="string">
            <text:p>auxt1jnt_r3_con</text:p>
          </table:table-cell>
          <table:table-cell office:value-type="string" calcext:value-type="string">
            <text:p>auxt1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115191730632" calcext:value-type="float">
            <text:p>0.11519173063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7jnt_r1_con</text:p>
          </table:table-cell>
          <table:table-cell office:value-type="string" calcext:value-type="string">
            <text:p>aux7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200712863979" calcext:value-type="float">
            <text:p>0.200712863979</text:p>
          </table:table-cell>
          <table:table-cell table:number-columns-repeated="2"/>
          <table:table-cell table:formula="of:=[.D14]/PI()" office:value-type="float" office:value="0.0638888888887781" calcext:value-type="float">
            <text:p>0.063888888888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7jnt_r2_con</text:p>
          </table:table-cell>
          <table:table-cell office:value-type="string" calcext:value-type="string">
            <text:p>aux7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136135681656" calcext:value-type="float">
            <text:p>0.136135681656</text:p>
          </table:table-cell>
          <table:table-cell table:number-columns-repeated="2"/>
          <table:table-cell table:formula="of:=[.E15]/PI()" office:value-type="float" office:value="0.0433333333334741" calcext:value-type="float">
            <text:p>0.04333333333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7jnt_r3_con</text:p>
          </table:table-cell>
          <table:table-cell office:value-type="string" calcext:value-type="string">
            <text:p>aux7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218166156499" calcext:value-type="float">
            <text:p>0.218166156499</text:p>
          </table:table-cell>
          <table:table-cell table:number-columns-repeated="2"/>
          <table:table-cell table:formula="of:=[.F16]/PI()" office:value-type="float" office:value="0.0694444444443518" calcext:value-type="float">
            <text:p>0.06944444444435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6jnt_r1_con</text:p>
          </table:table-cell>
          <table:table-cell office:value-type="string" calcext:value-type="string">
            <text:p>aux6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228638132011" calcext:value-type="float">
            <text:p>0.228638132011</text:p>
          </table:table-cell>
          <table:table-cell table:number-columns-repeated="2"/>
          <table:table-cell table:formula="of:=[.D18]/PI()" office:value-type="float" office:value="0.0727777777776959" calcext:value-type="float">
            <text:p>0.072777777777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6jnt_r2_con</text:p>
          </table:table-cell>
          <table:table-cell office:value-type="string" calcext:value-type="string">
            <text:p>aux6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158824961931" calcext:value-type="float">
            <text:p>0.158824961931</text:p>
          </table:table-cell>
          <table:table-cell table:number-columns-repeated="2"/>
          <table:table-cell table:formula="of:=[.E19]/PI()" office:value-type="float" office:value="0.0505555555554015" calcext:value-type="float">
            <text:p>0.050555555555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6jnt_r3_con</text:p>
          </table:table-cell>
          <table:table-cell office:value-type="string" calcext:value-type="string">
            <text:p>aux6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256563400043" calcext:value-type="float">
            <text:p>0.256563400043</text:p>
          </table:table-cell>
          <table:table-cell table:number-columns-repeated="2"/>
          <table:table-cell table:formula="of:=[.F20]/PI()" office:value-type="float" office:value="0.0816666666666137" calcext:value-type="float">
            <text:p>0.08166666666661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5jnt_r1_con</text:p>
          </table:table-cell>
          <table:table-cell office:value-type="string" calcext:value-type="string">
            <text:p>aux5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314159265359" calcext:value-type="float">
            <text:p>0.314159265359</text:p>
          </table:table-cell>
          <table:table-cell table:number-columns-repeated="2"/>
          <table:table-cell table:formula="of:=[.D22]/PI()" office:value-type="float" office:value="0.100000000000007" calcext:value-type="float">
            <text:p>0.10000000000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5jnt_r2_con</text:p>
          </table:table-cell>
          <table:table-cell office:value-type="string" calcext:value-type="string">
            <text:p>aux5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158824961931" calcext:value-type="float">
            <text:p>0.158824961931</text:p>
          </table:table-cell>
          <table:table-cell table:number-columns-repeated="2"/>
          <table:table-cell table:formula="of:=[.E23]/PI()" office:value-type="float" office:value="0.0505555555554015" calcext:value-type="float">
            <text:p>0.050555555555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5jnt_r3_con</text:p>
          </table:table-cell>
          <table:table-cell office:value-type="string" calcext:value-type="string">
            <text:p>aux5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256563400043" calcext:value-type="float">
            <text:p>0.256563400043</text:p>
          </table:table-cell>
          <table:table-cell table:number-columns-repeated="2"/>
          <table:table-cell table:formula="of:=[.F24]/PI()" office:value-type="float" office:value="0.0816666666666137" calcext:value-type="float">
            <text:p>0.08166666666661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4jnt_r1_con</text:p>
          </table:table-cell>
          <table:table-cell office:value-type="string" calcext:value-type="string">
            <text:p>aux4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314159265359" calcext:value-type="float">
            <text:p>0.314159265359</text:p>
          </table:table-cell>
          <table:table-cell table:number-columns-repeated="2"/>
          <table:table-cell table:formula="of:=[.D26]/PI()" office:value-type="float" office:value="0.100000000000007" calcext:value-type="float">
            <text:p>0.10000000000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4jnt_r2_con</text:p>
          </table:table-cell>
          <table:table-cell office:value-type="string" calcext:value-type="string">
            <text:p>aux4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158824961931" calcext:value-type="float">
            <text:p>0.158824961931</text:p>
          </table:table-cell>
          <table:table-cell table:number-columns-repeated="2"/>
          <table:table-cell table:formula="of:=[.E27]/PI()" office:value-type="float" office:value="0.0505555555554015" calcext:value-type="float">
            <text:p>0.050555555555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4jnt_r3_con</text:p>
          </table:table-cell>
          <table:table-cell office:value-type="string" calcext:value-type="string">
            <text:p>aux4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191986217719" calcext:value-type="float">
            <text:p>0.191986217719</text:p>
          </table:table-cell>
          <table:table-cell table:number-columns-repeated="2"/>
          <table:table-cell table:formula="of:=[.F28]/PI()" office:value-type="float" office:value="0.0611111111109913" calcext:value-type="float">
            <text:p>0.06111111111099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3jnt_r1_con</text:p>
          </table:table-cell>
          <table:table-cell office:value-type="string" calcext:value-type="string">
            <text:p>aux3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286233997327" calcext:value-type="float">
            <text:p>0.286233997327</text:p>
          </table:table-cell>
          <table:table-cell table:number-columns-repeated="2"/>
          <table:table-cell table:formula="of:=[.D30]/PI()" office:value-type="float" office:value="0.0911111111110888" calcext:value-type="float">
            <text:p>0.091111111111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3jnt_r2_con</text:p>
          </table:table-cell>
          <table:table-cell office:value-type="string" calcext:value-type="string">
            <text:p>aux3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068067840828" calcext:value-type="float">
            <text:p>0.068067840828</text:p>
          </table:table-cell>
          <table:table-cell table:number-columns-repeated="2"/>
          <table:table-cell table:formula="of:=[.E31]/PI()" office:value-type="float" office:value="0.0216666666667371" calcext:value-type="float">
            <text:p>0.021666666666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3jnt_r3_con</text:p>
          </table:table-cell>
          <table:table-cell office:value-type="string" calcext:value-type="string">
            <text:p>aux3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129154364648" calcext:value-type="float">
            <text:p>0.129154364648</text:p>
          </table:table-cell>
          <table:table-cell table:number-columns-repeated="2"/>
          <table:table-cell table:formula="of:=[.F32]/PI()" office:value-type="float" office:value="0.0411111111112447" calcext:value-type="float">
            <text:p>0.04111111111124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2jnt_r1_con</text:p>
          </table:table-cell>
          <table:table-cell office:value-type="string" calcext:value-type="string">
            <text:p>aux2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143116998664" calcext:value-type="float">
            <text:p>0.143116998664</text:p>
          </table:table-cell>
          <table:table-cell table:number-columns-repeated="2"/>
          <table:table-cell table:formula="of:=[.D34]/PI()" office:value-type="float" office:value="0.0455555555557036" calcext:value-type="float">
            <text:p>0.045555555555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2jnt_r2_con</text:p>
          </table:table-cell>
          <table:table-cell office:value-type="string" calcext:value-type="string">
            <text:p>aux2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905825881785" calcext:value-type="float">
            <text:p>0.905825881785</text:p>
          </table:table-cell>
          <table:table-cell table:number-columns-repeated="2"/>
          <table:table-cell table:formula="of:=[.E35]/PI()" office:value-type="float" office:value="0.288333333333315" calcext:value-type="float">
            <text:p>0.288333333333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2jnt_r3_con</text:p>
          </table:table-cell>
          <table:table-cell office:value-type="string" calcext:value-type="string">
            <text:p>aux2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256563400043" calcext:value-type="float">
            <text:p>0.256563400043</text:p>
          </table:table-cell>
          <table:table-cell table:number-columns-repeated="2"/>
          <table:table-cell table:formula="of:=[.F36]/PI()" office:value-type="float" office:value="0.0816666666666137" calcext:value-type="float">
            <text:p>0.08166666666661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ux1jnt_r1_con</text:p>
          </table:table-cell>
          <table:table-cell office:value-type="string" calcext:value-type="string">
            <text:p>aux1jnt_r1</text:p>
          </table:table-cell>
          <table:table-cell office:value-type="float" office:value="1.745329251994" calcext:value-type="float">
            <text:p>1.745329251994</text:p>
          </table:table-cell>
          <table:table-cell office:value-type="float" office:value="0.143116998664" calcext:value-type="float">
            <text:p>0.143116998664</text:p>
          </table:table-cell>
          <table:table-cell table:number-columns-repeated="2"/>
          <table:table-cell table:formula="of:=[.D38]/PI()" office:value-type="float" office:value="0.0455555555557036" calcext:value-type="float">
            <text:p>0.045555555555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1jnt_r2_con</text:p>
          </table:table-cell>
          <table:table-cell office:value-type="string" calcext:value-type="string">
            <text:p>aux1jnt_r2</text:p>
          </table:table-cell>
          <table:table-cell office:value-type="float" office:value="1.745329251994" calcext:value-type="float">
            <text:p>1.745329251994</text:p>
          </table:table-cell>
          <table:table-cell/>
          <table:table-cell office:value-type="float" office:value="0.11344640138" calcext:value-type="float">
            <text:p>0.11344640138</text:p>
          </table:table-cell>
          <table:table-cell table:number-columns-repeated="2"/>
          <table:table-cell table:formula="of:=[.E39]/PI()" office:value-type="float" office:value="0.0361111111112284" calcext:value-type="float">
            <text:p>0.03611111111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1jnt_r3_con</text:p>
          </table:table-cell>
          <table:table-cell office:value-type="string" calcext:value-type="string">
            <text:p>aux1jnt_r3</text:p>
          </table:table-cell>
          <table:table-cell office:value-type="float" office:value="1.745329251994" calcext:value-type="float">
            <text:p>1.745329251994</text:p>
          </table:table-cell>
          <table:table-cell table:number-columns-repeated="2"/>
          <table:table-cell office:value-type="float" office:value="0.321140582367" calcext:value-type="float">
            <text:p>0.321140582367</text:p>
          </table:table-cell>
          <table:table-cell table:number-columns-repeated="2"/>
          <table:table-cell table:formula="of:=[.F40]/PI()" office:value-type="float" office:value="0.102222222222236" calcext:value-type="float">
            <text:p>0.102222222222236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14:.D40])" office:value-type="float" office:value="1.630137521363" calcext:value-type="float">
            <text:p>1.630137521363</text:p>
          </table:table-cell>
          <table:table-cell table:formula="of:=SUM([.E14:.E40])" office:value-type="float" office:value="1.699950691442" calcext:value-type="float">
            <text:p>1.699950691442</text:p>
          </table:table-cell>
          <table:table-cell table:formula="of:=SUM([.F12:.F40])" office:value-type="float" office:value="1.745329251994" calcext:value-type="float">
            <text:p>1.745329251994</text:p>
          </table:table-cell>
          <table:table-cell table:style-name="Default" table:formula="of:=SUM([.G14:.G40])" office:value-type="float" office:value="0.518888888888983" calcext:value-type="float">
            <text:p>0.518888888888983</text:p>
          </table:table-cell>
          <table:table-cell table:style-name="Default" table:formula="of:=SUM([.H14:.H40])" office:value-type="float" office:value="0.541111111110959" calcext:value-type="float">
            <text:p>0.541111111110959</text:p>
          </table:table-cell>
          <table:table-cell table:style-name="Default" table:formula="of:=SUM([.I14:.I40])" office:value-type="float" office:value="0.518888888888665" calcext:value-type="float">
            <text:p>0.518888888888665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[.C14]" office:value-type="float" office:value="1.745329251994" calcext:value-type="float">
            <text:p>1.745329251994</text:p>
          </table:table-cell>
          <table:table-cell table:formula="of:=[.C15]" office:value-type="float" office:value="1.745329251994" calcext:value-type="float">
            <text:p>1.745329251994</text:p>
          </table:table-cell>
          <table:table-cell table:formula="of:=[.C16]" office:value-type="float" office:value="1.745329251994" calcext:value-type="float">
            <text:p>1.745329251994</text:p>
          </table:table-cell>
          <table:table-cell table:style-name="Default" table:formula="of:=[.D44]/PI()" office:value-type="float" office:value="0.555555555555451" calcext:value-type="float">
            <text:p>0.555555555555451</text:p>
          </table:table-cell>
          <table:table-cell table:style-name="Default" table:formula="of:=[.E44]/PI()" office:value-type="float" office:value="0.555555555555451" calcext:value-type="float">
            <text:p>0.555555555555451</text:p>
          </table:table-cell>
          <table:table-cell table:style-name="Default" table:formula="of:=[.F44]/PI()" office:value-type="float" office:value="0.555555555555451" calcext:value-type="float">
            <text:p>0.555555555555451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Indep. Coord</text:p>
          </table:table-cell>
          <table:table-cell table:formula="of:=[.D44]-[.D42]" office:value-type="float" office:value="0.115191730631" calcext:value-type="float">
            <text:p>0.115191730631</text:p>
          </table:table-cell>
          <table:table-cell table:formula="of:=[.E44]-[.E42]" office:value-type="float" office:value="0.0453785605520001" calcext:value-type="float">
            <text:p>0.045378560552</text:p>
          </table:table-cell>
          <table:table-cell table:formula="of:=[.F44]-[.F4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weighting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6"/>
          <table:table-cell table:style-name="Default" table:formula="of:=[.G44]-[.G42]" office:value-type="float" office:value="0.0366666666664675" calcext:value-type="float">
            <text:p>0.036666666666468</text:p>
          </table:table-cell>
          <table:table-cell table:style-name="Default" table:formula="of:=[.H44]-[.H42]" office:value-type="float" office:value="0.0144444444444913" calcext:value-type="float">
            <text:p>0.014444444444491</text:p>
          </table:table-cell>
          <table:table-cell table:style-name="Default" table:formula="of:=[.I44]-[.I42]" office:value-type="float" office:value="0.0366666666667858" calcext:value-type="float">
            <text:p>0.0366666666667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1:14:31.229396539</meta:creation-date>
    <meta:generator>LibreOffice/6.4.7.2$Linux_X86_64 LibreOffice_project/40$Build-2</meta:generator>
    <dc:date>2022-10-18T13:08:02.361977715</dc:date>
    <meta:editing-duration>PT9M19S</meta:editing-duration>
    <meta:editing-cycles>1</meta:editing-cycles>
    <meta:document-statistic meta:table-count="1" meta:cell-count="169" meta:object-count="0"/>
  </office:meta>
</office:document-meta>
</file>